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P5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T1" style:family="text">
      <style:text-properties fo:color="#0000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98208813337295716" text:style-name="L1">
        <text:list-item>
          <text:p text:style-name="P1">générale</text:p>
          <text:list>
            <text:list-item>
              <text:p text:style-name="P2">langage étudié</text:p>
            </text:list-item>
            <text:list-item>
              <text:p text:style-name="P2">développeur et racheteur du langage</text:p>
            </text:list-item>
            <text:list-item>
              <text:p text:style-name="P2">portabilité</text:p>
            </text:list-item>
            <text:list-item>
              <text:p text:style-name="P2">quelques sortes de programmes java possibles</text:p>
            </text:list-item>
            <text:list-item>
              <text:p text:style-name="P2">portabilité permise par...</text:p>
            </text:list-item>
            <text:list-item>
              <text:p text:style-name="P2">code engendré par pré-compilation</text:p>
            </text:list-item>
            <text:list-item>
              <text:p text:style-name="P2">nom de la MV</text:p>
            </text:list-item>
          </text:list>
        </text:list-item>
        <text:list-item>
          <text:p text:style-name="P1">bases</text:p>
          <text:list>
            <text:list-item>
              <text:p text:style-name="P1">perso</text:p>
              <text:list>
                <text:list-item>
                  <text:p text:style-name="P2">logiciel dans lequel écrire le code source</text:p>
                </text:list-item>
                <text:list-item>
                  <text:p text:style-name="P2">pré-compiler en ligne de commande</text:p>
                </text:list-item>
                <text:list-item>
                  <text:p text:style-name="P2">interpréter en ligne de commande (particularité !!!)</text:p>
                </text:list-item>
                <text:list-item>
                  <text:p text:style-name="P2">extension code source</text:p>
                </text:list-item>
                <text:list-item>
                  <text:p text:style-name="P2">extension byte code</text:p>
                </text:list-item>
                <text:list-item>
                  <text:p text:style-name="P2">convention nommage fichier (même nom que...)</text:p>
                </text:list-item>
                <text:list-item>
                  <text:p text:style-name="P2">maitrise pas encore, voir plus tard :</text:p>
                  <text:list>
                    <text:list-item>
                      <text:p text:style-name="P2">équivalent inclusion bibliothèques en java</text:p>
                    </text:list-item>
                    <text:list-item>
                      <text:p text:style-name="P2">mettre en place environnement pour demander une variable à l'utilisateur</text:p>
                    </text:list-item>
                    <text:list-item>
                      <text:p text:style-name="P2">demander effectivement une variable à l'utilisateur</text:p>
                    </text:list-item>
                  </text:list>
                </text:list-item>
              </text:list>
            </text:list-item>
            <text:list-item>
              <text:p text:style-name="P1">variables et opérateurs</text:p>
              <text:list>
                <text:list-item>
                  <text:p text:style-name="P1">mémoire et langage binaire</text:p>
                  <text:list>
                    <text:list-item>
                      <text:p text:style-name="P2">seul langage compréhensible directement par la machine</text:p>
                    </text:list-item>
                    <text:list-item>
                      <text:p text:style-name="P2">unité de ce langage</text:p>
                    </text:list-item>
                    <text:list-item>
                      <text:p text:style-name="P2">paquet de 8</text:p>
                    </text:list-item>
                    <text:list-item>
                      <text:p text:style-name="P2">multiples principaux<text:span text:style-name="T1"> (+ tous multiples optionnellement)</text:span></text:p>
                    </text:list-item>
                    <text:list-item>
                      <text:p text:style-name="P2">traductions dans tous les sens entre base 2, 10 et 16 (et nom des bases)</text:p>
                    </text:list-item>
                  </text:list>
                </text:list-item>
                <text:list-item>
                  <text:p text:style-name="P1">types</text:p>
                  <text:list>
                    <text:list-item>
                      <text:p text:style-name="P2">syntaxe globale simplifiée déclaration variable</text:p>
                      <text:list>
                        <text:list-item>
                          <text:p text:style-name="P2">note perso : au début, pas toujours chose en plus</text:p>
                        </text:list-item>
                      </text:list>
                    </text:list-item>
                    <text:list-item>
                      <text:p text:style-name="P2">2 grandes classes de types de variables</text:p>
                    </text:list-item>
                    <text:list-item>
                      <text:p text:style-name="P1">4 catégories de types (de la première grande classe)</text:p>
                      <text:list>
                        <text:list-item>
                          <text:p text:style-name="P1">nombres entiers</text:p>
                          <text:list>
                            <text:list-item>
                              <text:p text:style-name="P2">donner les 4 types + diff</text:p>
                            </text:list-item>
                            <text:list-item>
                              <text:p text:style-name="P2">particularité affectation 4ème</text:p>
                            </text:list-item>
                            <text:list-item>
                              <text:p text:style-name="P2">ajout perso : positif et grand</text:p>
                            </text:list-item>
                          </text:list>
                        </text:list-item>
                        <text:list-item>
                          <text:p text:style-name="P1">nombres réels</text:p>
                          <text:list>
                            <text:list-item>
                              <text:p text:style-name="P2">2 types + diff</text:p>
                            </text:list-item>
                            <text:list-item>
                              <text:p text:style-name="P2">particularité fin affectation pour les 2</text:p>
                            </text:list-item>
                            <text:list-item>
                              <text:p text:style-name="P2">particularité affectation avec nombres ronds</text:p>
                            </text:list-item>
                            <text:list-item>
                              <text:p text:style-name="P2">exemples</text:p>
                            </text:list-item>
                          </text:list>
                        </text:list-item>
                        <text:list-item>
                          <text:p text:style-name="P1">caractères</text:p>
                          <text:list>
                            <text:list-item>
                              <text:p text:style-name="P2">syntaxe affectation caractère</text:p>
                            </text:list-item>
                            <text:list-item>
                              <text:p text:style-name="P1">perso : interprétation d'un caractère dans chaines genre</text:p>
                              <text:list>
                                <text:list-item>
                                  <text:p text:style-name="P2">System.out.println(14 + 'e' + 8);</text:p>
                                </text:list-item>
                                <text:list-item>
                                  <text:p text:style-name="P2">System.out.println(14 + ("a"+'e') + 8);</text:p>
                                </text:list-item>
                                <text:list-item>
                                  <text:p text:style-name="P2">System.out.println("mjomo" + ' ' + "efqef");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booléens</text:p>
                          <text:list>
                            <text:list-item>
                              <text:p text:style-name="P2">valeurs possibl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<text:soft-page-break/>un type "basique" de la seconde grande classe</text:p>
                      <text:list>
                        <text:list-item>
                          <text:p text:style-name="P2">nom (syntaxe particulière)</text:p>
                        </text:list-item>
                        <text:list-item>
                          <text:p text:style-name="P2">syntaxe encadrement chaines</text:p>
                        </text:list-item>
                        <text:list-item>
                          <text:p text:style-name="P2">déclarer et initialiser en une ligne / deux</text:p>
                        </text:list-item>
                        <text:list-item>
                          <text:p text:style-name="P2">initialiser avec constructeurs de string</text:p>
                        </text:list-item>
                      </text:list>
                    </text:list-item>
                    <text:list-item>
                      <text:p text:style-name="P1">conventions de nommage</text:p>
                      <text:list>
                        <text:list-item>
                          <text:p text:style-name="P2">première lettre classe (pas instance je crois)</text:p>
                        </text:list-item>
                        <text:list-item>
                          <text:p text:style-name="P2">première lettre variable primitive (instance je crois)</text:p>
                        </text:list-item>
                        <text:list-item>
                          <text:p text:style-name="P2">plusieurs mots var → début mots ? + séparations ?</text:p>
                        </text:list-item>
                        <text:list-item>
                          <text:p text:style-name="P2">accentuation ?</text:p>
                        </text:list-item>
                        <text:list-item>
                          <text:p text:style-name="P2">plusieurs mots classe → pareil ? (pas dit mais trouvé)</text:p>
                        </text:list-item>
                        <text:list-item>
                          <text:p text:style-name="P1">(manque précision chiffres caractères spé etc)</text:p>
                        </text:list-item>
                      </text:list>
                    </text:list-item>
                    <text:list-item>
                      <text:p text:style-name="P2">déclarer et affecter plusieurs var de même type en une ligne</text:p>
                    </text:list-item>
                  </text:list>
                </text:list-item>
                <text:list-item>
                  <text:p text:style-name="P1">opérateurs arithmétiques</text:p>
                  <text:list>
                    <text:list-item>
                      <text:p text:style-name="P2">les 5 opérateurs de base</text:p>
                    </text:list-item>
                    <text:list-item>
                      <text:p text:style-name="P2">affecter une variable avec une opération sur des nombres (trivial)</text:p>
                    </text:list-item>
                    <text:list-item>
                      <text:p text:style-name="P1">affecter une variable avec des opérations sur des variables</text:p>
                      <text:list>
                        <text:list-item>
                          <text:p text:style-name="P2">une condition particulière (si elle est pas respectée, problèmes possibles)</text:p>
                        </text:list-item>
                      </text:list>
                    </text:list-item>
                    <text:list-item>
                      <text:p text:style-name="P2">modifier la valeur d'une variable en la prenant elle même comme opérande (trivial)</text:p>
                    </text:list-item>
                    <text:list-item>
                      <text:p text:style-name="P1">raccourcis incrémentation et décrémentation</text:p>
                      <text:list>
                        <text:list-item>
                          <text:p text:style-name="P2">variantes possibles</text:p>
                        </text:list-item>
                        <text:list-item>
                          <text:p text:style-name="P2">différences entre variantes</text:p>
                        </text:list-item>
                      </text:list>
                    </text:list-item>
                    <text:list-item>
                      <text:p text:style-name="P2">raccourcis autres (ajouter 4, diviser par 2 etc)</text:p>
                    </text:list-item>
                    <text:list-item>
                      <text:p text:style-name="P2">afficher une variable (en sautant / sans sauter de ligne)</text:p>
                    </text:list-item>
                    <text:list-item>
                      <text:p text:style-name="P2">concaténer une chaine avec une variable (ou n'importe quelle combinaison)</text:p>
                    </text:list-item>
                    <text:list-item>
                      <text:p text:style-name="P2">afficher le résultat d'un calcul (écrire le calcul en dure dans le code)</text:p>
                      <text:list>
                        <text:list-item>
                          <text:p text:style-name="P1">question perso : comment différencier ces deux ordres ?</text:p>
                          <text:list>
                            <text:list-item>
                              <text:p text:style-name="P2">affiche le résultat de a+b</text:p>
                            </text:list-item>
                            <text:list-item>
                              <text:p text:style-name="P2">affiche a concaténé avec b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que fait (apparemment) automatiquement le compilateur lors de divisions d'entiers donnant un nombre pas entier ?</text:p>
                    </text:list-item>
                    <text:list-item>
                      <text:p text:style-name="P2">du coup, si on veut être sur d'obtenir un entier...</text:p>
                    </text:list-item>
                  </text:list>
                </text:list-item>
                <text:list-item>
                  <text:p text:style-name="P1">conversion ou cast</text:p>
                  <text:list>
                    <text:list-item>
                      <text:p text:style-name="P2">syntaxe "castage"</text:p>
                    </text:list-item>
                    <text:list-item>
                      <text:p text:style-name="P1">note perso</text:p>
                      <text:list>
                        <text:list-item>
                          <text:p text:style-name="P1">on veut écrire un nombre entier mais le manipuler comme un nombre réel. Genre diviser 2 par 3.</text:p>
                          <text:list>
                            <text:list-item>
                              <text:p text:style-name="P2">2/3 donne quelle valeur considérée comme étant de quel type ?</text:p>
                            </text:list-item>
                            <text:list-item>
                              <text:p text:style-name="P2">forcer à considérer comme un réel avec castage</text:p>
                            </text:list-item>
                            <text:list-item>
                              <text:p text:style-name="P1">forcer sans castage</text:p>
                              <text:list>
                                <text:list-item>
                                  <text:p text:style-name="P2">en précisant type syntaxiquement</text:p>
                                </text:list-item>
                                <text:list-item>
                                  <text:p text:style-name="P1">sans préciser type syntaxiquement</text:p>
                                  <text:list>
                                    <text:list-item>
                                      <text:p text:style-name="P2">écriture courte / "longue"</text:p>
                                    </text:list-item>
                                    <text:list-item>
                                      <text:p text:style-name="P2">est considérer comme étant de quel type ?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quel type de base pour 2.01 par ex ?</text:p>
                        </text:list-item>
                        <text:list-item>
                          <text:p text:style-name="P1">que se passe t-il quand une précision d'une valeur n'est pas prise en compte par le type en laquelle on la cast ?</text:p>
                          <text:list>
                            <text:list-item>
                              <text:p text:style-name="P2">quand un nombre réel a une trop grande précision après la virgule</text:p>
                            </text:list-item>
                            <text:list-item>
                              <text:p text:style-name="P2"><text:soft-page-break/>quand un nombre entier est trop grand</text:p>
                            </text:list-item>
                          </text:list>
                        </text:list-item>
                        <text:list-item>
                          <text:p text:style-name="P1">peut stocker quel type dans quel type ?</text:p>
                          <text:list>
                            <text:list-item>
                              <text:p text:style-name="P2">stocker char dans byte ?</text:p>
                            </text:list-item>
                            <text:list-item>
                              <text:p text:style-name="P2">char dans double ?</text:p>
                            </text:list-item>
                            <text:list-item>
                              <text:p text:style-name="P2">double dans char ?</text:p>
                            </text:list-item>
                            <text:list-item>
                              <text:p text:style-name="P1">…</text:p>
                            </text:list-item>
                            <text:list-item>
                              <text:p text:style-name="P2">généralité : conditions pour stocker une valeur dans un autre type</text:p>
                            </text:list-item>
                            <text:list-item>
                              <text:p text:style-name="P2">note : pas généralité en fait, marche pas boolean → double. Illogiqu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besoin caster pour stocker opération avec int dans double ?</text:p>
                    </text:list-item>
                    <text:list-item>
                      <text:p text:style-name="P1">le cas suivant :</text:p>
                      <text:list>
                        <text:list-item>
                          <text:p text:style-name="P2">int a = 3, b = 2;</text:p>
                        </text:list-item>
                        <text:list-item>
                          <text:p text:style-name="P2">double r = a / b;</text:p>
                        </text:list-item>
                        <text:list-item>
                          <text:p text:style-name="P2">marche t-il ? Que donne t-il ?</text:p>
                        </text:list-item>
                        <text:list-item>
                          <text:p text:style-name="P2">comment régler le problème ?</text:p>
                        </text:list-item>
                      </text:list>
                    </text:list-item>
                    <text:list-item>
                      <text:p text:style-name="P1">particulier, juste pour info on verra après</text:p>
                      <text:list>
                        <text:list-item>
                          <text:p text:style-name="P3">caster un type primitif en un string</text:p>
                        </text:list-item>
                        <text:list-item>
                          <text:p text:style-name="P3">caster un string en un type primitif</text:p>
                        </text:list-item>
                      </text:list>
                    </text:list-item>
                  </text:list>
                </text:list-item>
                <text:list-item>
                  <text:p text:style-name="P1">depuis java 7 : le formatage des nombres</text:p>
                  <text:list>
                    <text:list-item>
                      <text:p text:style-name="P4">marche pas chez moi</text:p>
                      <text:list>
                        <text:list-item>
                          <text:p text:style-name="P2">comment formater (espaces) un nombre (tout type) en java 7 ?</text:p>
                        </text:list-item>
                        <text:list-item>
                          <text:p text:style-name="P2">endroits où interdit de placer des espaces</text:p>
                        </text:list-item>
                      </text:list>
                    </text:list-item>
                    <text:list-item>
                      <text:p text:style-name="P1">écrire un nombre en base autre que 10</text:p>
                      <text:list>
                        <text:list-item>
                          <text:p text:style-name="P2">hexadécimale</text:p>
                        </text:list-item>
                        <text:list-item>
                          <text:p text:style-name="P2">binaire (marche pas chez moi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ire les entiers au clavier</text:p>
              <text:list>
                <text:list-item>
                  <text:p text:style-name="P1">la classe (...)</text:p>
                  <text:list>
                    <text:list-item>
                      <text:p text:style-name="P2">classe pour lire les entrées</text:p>
                    </text:list-item>
                    <text:list-item>
                      <text:p text:style-name="P2">nom entrée standard</text:p>
                    </text:list-item>
                    <text:list-item>
                      <text:p text:style-name="P2">créer une instance de la classe pour lire les entrées</text:p>
                    </text:list-item>
                    <text:list-item>
                      <text:p text:style-name="P2">condition a respecter avant de lire une entrée</text:p>
                    </text:list-item>
                    <text:list-item>
                      <text:p text:style-name="P2">qu'est ce qu'on fait exactement ?</text:p>
                    </text:list-item>
                    <text:list-item>
                      <text:p text:style-name="P2">qu'est ce qu'un package ?</text:p>
                    </text:list-item>
                    <text:list-item>
                      <text:p text:style-name="P2">package contenant toutes les classes importées par défaut</text:p>
                    </text:list-item>
                    <text:list-item>
                      <text:p text:style-name="P2">note : conséquence... Dissociation inhabituelle en programmation</text:p>
                    </text:list-item>
                    <text:list-item>
                      <text:p text:style-name="P2">astuce pour importer toutes les classes d'un package en une fois</text:p>
                    </text:list-item>
                  </text:list>
                </text:list-item>
                <text:list-item>
                  <text:p text:style-name="P1">récupérez ce que vous tappez</text:p>
                  <text:list>
                    <text:list-item>
                      <text:p text:style-name="P2">méthode renvoyant texte saisi au clavier (et permettant de saisir avant)</text:p>
                    </text:list-item>
                    <text:list-item>
                      <text:p text:style-name="P2">exemple pratique d'utilisation</text:p>
                    </text:list-item>
                    <text:list-item>
                      <text:p text:style-name="P2">méthode permettant de récupérer et renvoyer un entier</text:p>
                    </text:list-item>
                    <text:list-item>
                      <text:p text:style-name="P2">syntaxe générale récupérer n'importe quel type</text:p>
                    </text:list-item>
                    <text:list-item>
                      <text:p text:style-name="P2">un seul type irrécupérable directement</text:p>
                    </text:list-item>
                    <text:list-item>
                      <text:p text:style-name="P2">moyen détourner de le récupérer</text:p>
                    </text:list-item>
                    <text:list-item>
                      <text:p text:style-name="P2">perso</text:p>
                      <text:list>
                        <text:list-item>
                          <text:p text:style-name="P2">"imbriquer" les appels de méthode</text:p>
                        </text:list-item>
                        <text:list-item>
                          <text:p text:style-name="P2">ex : demander du texte et en afficher le premier caractère en une seule ligne</text:p>
                        </text:list-item>
                        <text:list-item>
                          <text:p text:style-name="P2">effet d'un "nextType" dans un System.out.print ?</text:p>
                        </text:list-item>
                      </text:list>
                    </text:list-item>
                    <text:list-item>
                      <text:p text:style-name="P2">différence saisie texte / autres niveau buffer</text:p>
                    </text:list-item>
                    <text:list-item>
                      <text:p text:style-name="P2">problème engendré quand saisie autres puis texte</text:p>
                    </text:list-item>
                    <text:list-item>
                      <text:p text:style-name="P2">régler ce problème</text:p>
                    </text:list-item>
                    <text:list-item>
                      <text:p text:style-name="P2"><text:soft-page-break/>note : autre débilité langages objets : dans la console, comment saisir les réels ?</text:p>
                    </text:list-item>
                  </text:list>
                </text:list-item>
              </text:list>
            </text:list-item>
            <text:list-item>
              <text:p text:style-name="P1">les conditions</text:p>
              <text:list>
                <text:list-item>
                  <text:p text:style-name="P1">la structure if... else</text:p>
                  <text:list>
                    <text:list-item>
                      <text:p text:style-name="P2">opérateurs de comparaison (6)</text:p>
                    </text:list-item>
                    <text:list-item>
                      <text:p text:style-name="P2">opérateurs logiques (2 (+1 perso = 3))</text:p>
                    </text:list-item>
                    <text:list-item>
                      <text:p text:style-name="P2">syntaxe globale conditions (+ 2 possibilités optionnelles)</text:p>
                    </text:list-item>
                    <text:list-item>
                      <text:p text:style-name="P1">perso</text:p>
                      <text:list>
                        <text:list-item>
                          <text:p text:style-name="P2">possibilité particulière instructions (vient de remarquer)</text:p>
                        </text:list-item>
                        <text:list-item>
                          <text:p text:style-name="P2">"utilité" conditions fausses</text:p>
                        </text:list-item>
                      </text:list>
                    </text:list-item>
                    <text:list-item>
                      <text:p text:style-name="P2">que renvoie la condition ?</text:p>
                    </text:list-item>
                    <text:list-item>
                      <text:p text:style-name="P1">perso :</text:p>
                      <text:list>
                        <text:list-item>
                          <text:p text:style-name="P2">stocker ce qui est renvoyé dans une variable</text:p>
                        </text:list-item>
                        <text:list-item>
                          <text:p text:style-name="P2">écrire dans un message</text:p>
                        </text:list-item>
                      </text:list>
                    </text:list-item>
                    <text:list-item>
                      <text:p text:style-name="P2">une égalité impossible a tester directement</text:p>
                    </text:list-item>
                    <text:list-item>
                      <text:p text:style-name="P2">opérateurs logiques équivalents à des notions ensemblistes... Lesquelles ? (3)</text:p>
                    </text:list-item>
                  </text:list>
                </text:list-item>
                <text:list-item>
                  <text:p text:style-name="P1">la structure switch</text:p>
                  <text:list>
                    <text:list-item>
                      <text:p text:style-name="P2">utile dans quel cas ?</text:p>
                    </text:list-item>
                    <text:list-item>
                      <text:p text:style-name="P2">syntaxe</text:p>
                    </text:list-item>
                    <text:list-item>
                      <text:p text:style-name="P1">notes perso</text:p>
                      <text:list>
                        <text:list-item>
                          <text:p text:style-name="P2">combien d'instructions possibles par cas ?</text:p>
                        </text:list-item>
                        <text:list-item>
                          <text:p text:style-name="P2">possibilité de mettre des if dans un cas / le default / autre ?</text:p>
                        </text:list-item>
                        <text:list-item>
                          <text:p text:style-name="P2">faut-il mettre des break partout ?</text:p>
                        </text:list-item>
                        <text:list-item>
                          <text:p text:style-name="P2">que se passe t-il lorsqu'on oublie les break ?</text:p>
                        </text:list-item>
                      </text:list>
                    </text:list-item>
                    <text:list-item>
                      <text:p text:style-name="P2">depuis java 7, un type particulier accepté dans les switch...</text:p>
                    </text:list-item>
                  </text:list>
                </text:list-item>
                <text:list-item>
                  <text:p text:style-name="P1">la condition ternaire</text:p>
                  <text:list>
                    <text:list-item>
                      <text:p text:style-name="P2">syntaxe</text:p>
                    </text:list-item>
                    <text:list-item>
                      <text:p text:style-name="P2">utilisation opérateur ternaire réservée exclusivement à …</text:p>
                    </text:list-item>
                    <text:list-item>
                      <text:p text:style-name="P2">possibilité d'imbrications</text:p>
                    </text:list-item>
                  </text:list>
                </text:list-item>
              </text:list>
            </text:list-item>
            <text:list-item>
              <text:p text:style-name="P5">les boucles</text:p>
              <text:list>
                <text:list-item>
                  <text:p text:style-name="P5">principe</text:p>
                  <text:list>
                    <text:list-item>
                      <text:p text:style-name="P2">qu'est ce qu'une boucle ?</text:p>
                    </text:list-item>
                    <text:list-item>
                      <text:p text:style-name="P2">3 exemples de cas typique où ça peut être utile</text:p>
                    </text:list-item>
                  </text:list>
                </text:list-item>
                <text:list-item>
                  <text:p text:style-name="P5">boucle while</text:p>
                  <text:list>
                    <text:list-item>
                      <text:p text:style-name="P2">syntaxe globale</text:p>
                    </text:list-item>
                    <text:list-item>
                      <text:p text:style-name="P2">comparer deux string</text:p>
                    </text:list-item>
                    <text:list-item>
                      <text:p text:style-name="P2">convertir un string en boolean</text:p>
                    </text:list-item>
                    <text:list-item>
                      <text:p text:style-name="P2">chercher dans la doc java</text:p>
                    </text:list-item>
                  </text:list>
                </text:list-item>
                <text:list-item>
                  <text:p text:style-name="P5">la boucle do... while</text:p>
                  <text:list>
                    <text:list-item>
                      <text:p text:style-name="P2">différence principale while / do while niveau nombre d'exécutions</text:p>
                    </text:list-item>
                    <text:list-item>
                      <text:p text:style-name="P2">syntaxe générale</text:p>
                    </text:list-item>
                  </text:list>
                </text:list-item>
                <text:list-item>
                  <text:p text:style-name="P5">la boucle for</text:p>
                  <text:list>
                    <text:list-item>
                      <text:p text:style-name="P2">syntaxe générale</text:p>
                    </text:list-item>
                    <text:list-item>
                      <text:p text:style-name="P2">plusieurs variables / conditions etc en en-tête</text:p>
                    </text:list-item>
                    <text:list-item>
                      <text:p text:style-name="P2">d'autres types d'instruction en en-tête</text:p>
                    </text:list-item>
                  </text:list>
                </text:list-item>
              </text:list>
            </text:list-item>
            <text:list-item>
              <text:p text:style-name="P5">TP conversion celsius fahrenheit</text:p>
              <text:list>
                <text:list-item>
                  <text:p text:style-name="P2">type général pouvant presque tout acceuillire</text:p>
                </text:list-item>
                <text:list-item>
                  <text:p text:style-name="P2">stocker entrée de ce "type"</text:p>
                </text:list-item>
                <text:list-item>
                  <text:p text:style-name="P2">vérifier le type d'une variable</text:p>
                </text:list-item>
              </text:list>
            </text:list-item>
            <text:list-item>
              <text:p text:style-name="P5">Les tableaux</text:p>
              <text:list>
                <text:list-item>
                  <text:p text:style-name="P5"><text:soft-page-break/>tableau unidimensionnel</text:p>
                  <text:list>
                    <text:list-item>
                      <text:p text:style-name="P2">qu'est ce qu'un tableau, et comment il se présente en mémoire ?</text:p>
                    </text:list-item>
                    <text:list-item>
                      <text:p text:style-name="P5">2 syntaxes définition et initialisation tableau</text:p>
                      <text:list>
                        <text:list-item>
                          <text:p text:style-name="P2">grosse particularité par rapport à C etc !!!</text:p>
                        </text:list-item>
                      </text:list>
                    </text:list-item>
                  </text:list>
                </text:list-item>
                <text:list-item>
                  <text:p text:style-name="P5">tableaux multidimensionnels</text:p>
                  <text:list>
                    <text:list-item>
                      <text:p text:style-name="P2">2 syntaxes création tableau multidimensionnel</text:p>
                    </text:list-item>
                    <text:list-item>
                      <text:p text:style-name="P2">2 particularités</text:p>
                    </text:list-item>
                  </text:list>
                </text:list-item>
                <text:list-item>
                  <text:p text:style-name="P5">utiliser un tableau et chercher dedans</text:p>
                  <text:list>
                    <text:list-item>
                      <text:p text:style-name="P2">quelle est l'indice de première case d'un tableau ?</text:p>
                    </text:list-item>
                    <text:list-item>
                      <text:p text:style-name="P5">comment obtenir la longeur d'un tableau ?</text:p>
                      <text:list>
                        <text:list-item>
                          <text:p text:style-name="P2">attention : quelle est la nature ce qui permet de l'obtenir ?</text:p>
                        </text:list-item>
                        <text:list-item>
                          <text:p text:style-name="P2">a quoi correspond la longeur d'un tableau multi-dimensionnel ?</text:p>
                        </text:list-item>
                      </text:list>
                    </text:list-item>
                    <text:list-item>
                      <text:p text:style-name="P2">qu'est ce qu'un tableau en java ? (cf une façon d'en créer + longeur)</text:p>
                    </text:list-item>
                    <text:list-item>
                      <text:p text:style-name="P2">syntaxe spéciale pour boucles for pour les tableaux</text:p>
                    </text:list-item>
                    <text:list-item>
                      <text:p text:style-name="P2">appliquer cette syntaxe pour les tableaux multidimensionnels (un peu complexe)</text:p>
                    </text:list-item>
                  </text:list>
                </text:list-item>
              </text:list>
            </text:list-item>
            <text:list-item>
              <text:p text:style-name="P5">les méthodes de classe (la plupart sont d'instance, je sais pas pourquoi ce titre...)</text:p>
              <text:list>
                <text:list-item>
                  <text:p text:style-name="P2">intérêt des méthodes ?</text:p>
                </text:list-item>
                <text:list-item>
                  <text:p text:style-name="P5">quelque méthodes utiles</text:p>
                  <text:list>
                    <text:list-item>
                      <text:p text:style-name="P2">deux sortes de "familles" de méthodes (résultant de deux "familles" de classes)</text:p>
                    </text:list-item>
                    <text:list-item>
                      <text:p text:style-name="P5">des méthodes sur les String</text:p>
                      <text:list>
                        <text:list-item>
                          <text:p text:style-name="P2">mettre String en minuscules</text:p>
                        </text:list-item>
                        <text:list-item>
                          <text:p text:style-name="P2">mettre String en majuscules</text:p>
                        </text:list-item>
                        <text:list-item>
                          <text:p text:style-name="P2">renvoyer longeur chaine + différence avec tableaux</text:p>
                        </text:list-item>
                        <text:list-item>
                          <text:p text:style-name="P2">vérifier égalité chaines</text:p>
                        </text:list-item>
                        <text:list-item>
                          <text:p text:style-name="P2">extraire un caractère d'un String</text:p>
                        </text:list-item>
                        <text:list-item>
                          <text:p text:style-name="P2">perso-HS : concaténer deux caractères dans un System.out.println</text:p>
                        </text:list-item>
                        <text:list-item>
                          <text:p text:style-name="P2">extraire une sous-chaîne (bornes comprises ?)</text:p>
                        </text:list-item>
                        <text:list-item>
                          <text:p text:style-name="P5">renvoyer la position d'un caractère dans un String</text:p>
                          <text:list>
                            <text:list-item>
                              <text:p text:style-name="P2">num premier</text:p>
                            </text:list-item>
                            <text:list-item>
                              <text:p text:style-name="P2">paramètre</text:p>
                            </text:list-item>
                            <text:list-item>
                              <text:p text:style-name="P2">renvoie quoi ?</text:p>
                            </text:list-item>
                            <text:list-item>
                              <text:p text:style-name="P2">2 méthodes + utilité d'en avoir deux</text:p>
                            </text:list-item>
                            <text:list-item>
                              <text:p text:style-name="P2">traitement si pas trouvé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des méthodes mathématiques</text:p>
                      <text:list>
                        <text:list-item>
                          <text:p text:style-name="P2">classe utilisée</text:p>
                        </text:list-item>
                        <text:list-item>
                          <text:p text:style-name="P2">présente dans quel package ?</text:p>
                        </text:list-item>
                        <text:list-item>
                          <text:p text:style-name="P2">quel type renvoient toutes les méthodes qu'on va voir ici ?</text:p>
                        </text:list-item>
                        <text:list-item>
                          <text:p text:style-name="P2">quelle sorte de méthodes sont considérées ici ? (qu'est ce qui peut les appeler ? via quoi les "invoquent" on ?)</text:p>
                        </text:list-item>
                        <text:list-item>
                          <text:p text:style-name="P2">sinus, cosinus, tangente, valeur absolue, puissance</text:p>
                        </text:list-item>
                      </text:list>
                    </text:list-item>
                  </text:list>
                </text:list-item>
                <text:list-item>
                  <text:p text:style-name="P5">créer sa propre méthode</text:p>
                  <text:list>
                    <text:list-item>
                      <text:p text:style-name="P2">exemple : créer méthode qui tronque un nombre</text:p>
                    </text:list-item>
                    <text:list-item>
                      <text:p text:style-name="P2">contrainte sur méthodes appelées par méthode static</text:p>
                    </text:list-item>
                    <text:list-item>
                      <text:p text:style-name="P2">syntaxe création méthode</text:p>
                    </text:list-item>
                    <text:list-item>
                      <text:p text:style-name="P2">3 sortes de méthodes (relativement au retour)</text:p>
                    </text:list-item>
                    <text:list-item>
                      <text:p text:style-name="P2">où placer les méthodes ?</text:p>
                    </text:list-item>
                    <text:list-item>
                      <text:p text:style-name="P2">ex : créer méthode affichant tout élément d'un tableau</text:p>
                    </text:list-item>
                    <text:list-item>
                      <text:p text:style-name="P2">passer "n'importe quel" type en paramètre</text:p>
                    </text:list-item>
                  </text:list>
                </text:list-item>
                <text:list-item>
                  <text:p text:style-name="P5">la surcharge de méthode</text:p>
                  <text:list>
                    <text:list-item>
                      <text:p text:style-name="P2"><text:soft-page-break/>qu'est ce que c'est et comment on fait ? + possibilité nombres param</text:p>
                    </text:list-item>
                  </text:list>
                </text:list-item>
              </text:list>
            </text:list-item>
            <text:list-item>
              <text:p text:style-name="P5">POO</text:p>
              <text:list>
                <text:list-item>
                  <text:p text:style-name="P5">première classe</text:p>
                  <text:list>
                    <text:list-item>
                      <text:p text:style-name="P5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8T14:41:53</meta:creation-date>
    <meta:generator>OpenOffice/4.0.0$Unix OpenOffice.org_project/400m3$Build-9702</meta:generator>
    <dc:date>2014-11-03T17:14:03</dc:date>
    <dc:creator>yjfjyf jjku</dc:creator>
    <meta:editing-duration>PT17H27M52S</meta:editing-duration>
    <meta:editing-cycles>257</meta:editing-cycles>
    <meta:document-statistic meta:table-count="0" meta:image-count="0" meta:object-count="0" meta:page-count="6" meta:paragraph-count="243" meta:word-count="1694" meta:character-count="9230"/>
  </office:meta>
</office:document-meta>
</file>